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InMemory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nMemory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nMemory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tInMemory.PartInMemory( Map headers ,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InMemory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